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60fbd" officeooo:paragraph-rsid="00060fbd"/>
    </style:style>
    <style:style style:name="P3" style:family="paragraph" style:parent-style-name="Standard">
      <style:text-properties fo:language="fr" fo:country="FR" officeooo:rsid="000528ba"/>
    </style:style>
    <style:style style:name="P4" style:family="paragraph" style:parent-style-name="Standard">
      <style:text-properties fo:language="fr" fo:country="FR" officeooo:rsid="0005625e" officeooo:paragraph-rsid="000528ba"/>
    </style:style>
    <style:style style:name="P5" style:family="paragraph" style:parent-style-name="Standard">
      <style:text-properties fo:language="fr" fo:country="FR" officeooo:rsid="0005625e" officeooo:paragraph-rsid="0005625e"/>
    </style:style>
    <style:style style:name="P6" style:family="paragraph" style:parent-style-name="Standard">
      <style:text-properties fo:language="fr" fo:country="FR" officeooo:rsid="0006ed34" officeooo:paragraph-rsid="0006ed34"/>
    </style:style>
    <style:style style:name="P7" style:family="paragraph" style:parent-style-name="Standard">
      <style:text-properties fo:language="fr" fo:country="FR" officeooo:rsid="000972fc" officeooo:paragraph-rsid="000972fc"/>
    </style:style>
    <style:style style:name="P8" style:family="paragraph" style:parent-style-name="Standard">
      <style:text-properties officeooo:rsid="000528ba" officeooo:paragraph-rsid="000528ba"/>
    </style:style>
    <style:style style:name="P9" style:family="paragraph" style:parent-style-name="Standard">
      <style:text-properties officeooo:rsid="0005625e" officeooo:paragraph-rsid="0005625e"/>
    </style:style>
    <style:style style:name="P10" style:family="paragraph" style:parent-style-name="Standard">
      <style:text-properties officeooo:rsid="00060fbd" officeooo:paragraph-rsid="00060fbd"/>
    </style:style>
    <style:style style:name="P11" style:family="paragraph" style:parent-style-name="Standard">
      <style:text-properties officeooo:paragraph-rsid="0006ed34"/>
    </style:style>
    <style:style style:name="P12" style:family="paragraph" style:parent-style-name="Standard">
      <style:text-properties fo:font-size="16pt" fo:language="fr" fo:country="FR" style:text-underline-style="none" officeooo:rsid="000528ba" style:font-size-asian="14pt" style:font-size-complex="16pt"/>
    </style:style>
    <style:style style:name="P13" style:family="paragraph" style:parent-style-name="Standard">
      <style:text-properties officeooo:paragraph-rsid="000972fc"/>
    </style:style>
    <style:style style:name="P14" style:family="paragraph" style:parent-style-name="Standard">
      <style:text-properties officeooo:rsid="000972fc" officeooo:paragraph-rsid="000972fc"/>
    </style:style>
    <style:style style:name="P15" style:family="paragraph" style:parent-style-name="Standard">
      <style:text-properties officeooo:paragraph-rsid="0009b9d7"/>
    </style:style>
    <style:style style:name="P16" style:family="paragraph" style:parent-style-name="Standard">
      <style:text-properties officeooo:paragraph-rsid="0010b637"/>
    </style:style>
    <style:style style:name="P17" style:family="paragraph" style:parent-style-name="Standard">
      <style:text-properties fo:language="fr" fo:country="FR" style:text-underline-style="none" officeooo:rsid="000972fc" officeooo:paragraph-rsid="000972fc"/>
    </style:style>
    <style:style style:name="P18" style:family="paragraph" style:parent-style-name="Standard">
      <style:text-properties fo:language="fr" fo:country="FR" style:text-underline-style="none" officeooo:rsid="0007a33c" officeooo:paragraph-rsid="0009b9d7"/>
    </style:style>
    <style:style style:name="P19" style:family="paragraph" style:parent-style-name="Standard">
      <style:text-properties fo:language="fr" fo:country="FR" style:text-underline-style="none" officeooo:rsid="000f519b" officeooo:paragraph-rsid="0009b9d7"/>
    </style:style>
    <style:style style:name="P20" style:family="paragraph" style:parent-style-name="Standard">
      <style:text-properties officeooo:paragraph-rsid="0010b637"/>
    </style:style>
    <style:style style:name="P21" style:family="paragraph" style:parent-style-name="Standard">
      <style:text-properties officeooo:paragraph-rsid="0012725b"/>
    </style:style>
    <style:style style:name="T1" style:family="text">
      <style:text-properties officeooo:rsid="000528ba"/>
    </style:style>
    <style:style style:name="T2" style:family="text">
      <style:text-properties fo:font-size="20pt" style:text-underline-style="solid" style:text-underline-width="auto" style:text-underline-color="font-color" officeooo:rsid="000528ba" style:font-size-asian="17.5pt" style:font-size-complex="20pt"/>
    </style:style>
    <style:style style:name="T3" style:family="text">
      <style:text-properties fo:font-size="16pt" style:text-underline-style="none" officeooo:rsid="000528ba" style:font-size-asian="14pt" style:font-size-complex="16pt"/>
    </style:style>
    <style:style style:name="T4" style:family="text">
      <style:text-properties fo:font-size="16pt" style:text-underline-style="solid" style:text-underline-width="auto" style:text-underline-color="font-color" officeooo:rsid="000528ba" style:font-size-asian="14pt" style:font-size-complex="16pt"/>
    </style:style>
    <style:style style:name="T5" style:family="text">
      <style:text-properties fo:language="fr" fo:country="FR"/>
    </style:style>
    <style:style style:name="T6" style:family="text">
      <style:text-properties fo:language="fr" fo:country="FR" officeooo:rsid="000528ba"/>
    </style:style>
    <style:style style:name="T7" style:family="text">
      <style:text-properties fo:language="fr" fo:country="FR" officeooo:rsid="0005625e"/>
    </style:style>
    <style:style style:name="T8" style:family="text">
      <style:text-properties fo:language="fr" fo:country="FR" officeooo:rsid="00060fbd"/>
    </style:style>
    <style:style style:name="T9" style:family="text">
      <style:text-properties fo:language="fr" fo:country="FR" officeooo:rsid="0006ed34"/>
    </style:style>
    <style:style style:name="T10" style:family="text">
      <style:text-properties fo:language="fr" fo:country="FR" officeooo:rsid="0007a33c"/>
    </style:style>
    <style:style style:name="T11" style:family="text">
      <style:text-properties fo:language="fr" fo:country="FR" style:text-underline-style="solid" style:text-underline-width="auto" style:text-underline-color="font-color" officeooo:rsid="000972fc"/>
    </style:style>
    <style:style style:name="T12" style:family="text">
      <style:text-properties fo:language="fr" fo:country="FR" style:text-underline-style="solid" style:text-underline-width="auto" style:text-underline-color="font-color" officeooo:rsid="000f519b"/>
    </style:style>
    <style:style style:name="T13" style:family="text">
      <style:text-properties fo:language="fr" fo:country="FR" style:text-underline-style="none"/>
    </style:style>
    <style:style style:name="T14" style:family="text">
      <style:text-properties fo:language="fr" fo:country="FR" style:text-underline-style="none" officeooo:rsid="000972fc"/>
    </style:style>
    <style:style style:name="T15" style:family="text">
      <style:text-properties fo:language="fr" fo:country="FR" style:text-underline-style="none" officeooo:rsid="0006ed34"/>
    </style:style>
    <style:style style:name="T16" style:family="text">
      <style:text-properties fo:language="fr" fo:country="FR" style:text-underline-style="none" officeooo:rsid="0007a33c"/>
    </style:style>
    <style:style style:name="T17" style:family="text">
      <style:text-properties fo:language="fr" fo:country="FR" style:text-underline-style="none" officeooo:rsid="0009b9d7"/>
    </style:style>
    <style:style style:name="T18" style:family="text">
      <style:text-properties fo:language="fr" fo:country="FR" style:text-underline-style="none" officeooo:rsid="000f519b"/>
    </style:style>
    <style:style style:name="T19" style:family="text">
      <style:text-properties fo:language="fr" fo:country="FR" style:text-underline-style="none" officeooo:rsid="0010b637"/>
    </style:style>
    <style:style style:name="T20" style:family="text">
      <style:text-properties fo:language="fr" fo:country="FR" style:text-underline-style="none" officeooo:rsid="001181a2"/>
    </style:style>
    <style:style style:name="T21" style:family="text">
      <style:text-properties fo:language="fr" fo:country="FR" style:text-underline-style="none" officeooo:rsid="0012725b"/>
    </style:style>
    <style:style style:name="T22" style:family="text">
      <style:text-properties fo:language="fr" fo:country="FR" style:text-underline-style="none" officeooo:rsid="00140400"/>
    </style:style>
    <style:style style:name="T23" style:family="text">
      <style:text-properties officeooo:rsid="001272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tab/><text:tab/><text:tab/><text:tab/><text:tab/><text:span text:style-name="T2">Journal de developpement</text:span></text:p>
      <text:p text:style-name="P12"/>
      <text:p text:style-name="P12"/>
      <text:p text:style-name="P1"><text:span text:style-name="T3"><text:tab/></text:span><text:span text:style-name="T4">1) Travail préliminaire</text:span></text:p>
      <text:p text:style-name="P12"/>
      <text:p text:style-name="P12"/>
      <text:p text:style-name="P1"><text:tab/><text:span text:style-name="T1">J’ai commencé par regarder l’exercice et la vidéo sur coding game, les solutions qui me sont venues spontanément sont :</text:span></text:p>
      <text:p text:style-name="Standard"><text:span text:style-name="T5">- </text:span><text:span text:style-name="T6">Faire un algorithme pour calculer une trajectoire « optimale » pour les virages, éventuellement en tentant d’éviter les adversaires (ou en les percutants suivant la situation)</text:span></text:p>
      <text:p text:style-name="P3">- Utiliser un algorithme génétique</text:p>
      <text:p text:style-name="P3"/>
      <text:p text:style-name="P8"><text:span text:style-name="T5">J’ai effectué quelques recherches pour voir si je trouvais des solutions à des problèmes similaires </text:span><text:span text:style-name="T8">(ou identiques)</text:span><text:span text:style-name="T5"> </text:span><text:span text:style-name="T7">et suis tombé sur des solutions proches de ce que j’envisageais et ait découvert (dans la présentation coding game) une 3ème solution avec exploration d’arbres de possibilités que je n’avais pas envisagé (le problème ne m’étant pas apparut comme intéressant à considérer au tour par tour en première approche.</text:span></text:p>
      <text:p text:style-name="P4"/>
      <text:p text:style-name="P5">Sources :</text:p>
      <text:p text:style-name="P9"><text:a xlink:type="simple" xlink:href="https://tcourreges.github.io/coders-strike-back" text:style-name="Internet_20_link" text:visited-style-name="Visited_20_Internet_20_Link"><text:span text:style-name="T5">https://tcourreges.github.io/coders-strike-back</text:span></text:a></text:p>
      <text:p text:style-name="P9"><text:a xlink:type="simple" xlink:href="https://www.youtube.com/watch?v=a8Bo2DHrrow" text:style-name="Internet_20_link" text:visited-style-name="Visited_20_Internet_20_Link"><text:span text:style-name="T5">https://www.youtube.com/watch?v=a8Bo2DHrrow</text:span></text:a></text:p>
      <text:p text:style-name="P9"><text:a xlink:type="simple" xlink:href="https://www.codingame.com/playgrounds/36476/smitsimax" text:style-name="Internet_20_link" text:visited-style-name="Visited_20_Internet_20_Link"><text:span text:style-name="T5">https://www.codingame.com/playgrounds/36476/smitsimax</text:span></text:a></text:p>
      <text:p text:style-name="P5"/>
      <text:p text:style-name="P2">J’ai laissé de côté l’idée d’IA d’apprentissage pour diverses raisons :</text:p>
      <text:p text:style-name="P2">- J’ai vu peu d’exemples d’IA d’apprentissage dans les jeux vidéo dans la partie gameplay, si la solution peut être efficace pour le défi, j’ai supposé que ce n’était peut être pas le plus intéressant à montrer</text:p>
      <text:p text:style-name="P2">- Je ne possède pas de base d’apprentissage, et ne suis pas sur d’avoir le temps de générer suffisamment de générations pour avoir un bon résultat</text:p>
      <text:p text:style-name="P2">- Je n’ai pas codé ce genre d’algorithme depuis longtemps et je ne pense pas que ma limite de temps de temps me permette d’expérimenter autant</text:p>
      <text:p text:style-name="P2"/>
      <text:p text:style-name="P10"><text:span text:style-name="T5"><text:tab/>J’ai donc décidé de partir avec l’idée d’</text:span><text:span text:style-name="T9">anticiper des trajectoires quand les solutions naïves ne suffiront plus tout en essayant de trouver le moment idéal pour utiliser les bonus qui semblent apparaître par la suite.</text:span></text:p>
      <text:p text:style-name="P6">J’envisage de passer vers de l’exploration d’arbre suivant où me mèneront mes solutions et le temps qu’il me restera.</text:p>
      <text:p text:style-name="P6"><text:tab/>Je compte faire évoluer mon code itérativement d’une league à l’autre en répondant de façon minimale au problème présenté dans chaque League.</text:p>
      <text:p text:style-name="P6"/>
      <text:p text:style-name="P11"><text:span text:style-name="T9"><text:tab/><text:tab/><text:tab/><text:tab/><text:tab/><text:tab/><text:tab/><text:tab/><text:tab/>11/06/2021, 15h41 </text:span><text:span text:style-name="T10">(durée 1h)</text:span></text:p>
      <text:p text:style-name="P1"/>
      <text:p text:style-name="P1"/>
      <text:p text:style-name="P7"/>
      <text:p text:style-name="P7"/>
      <text:p text:style-name="P7"/>
      <text:p text:style-name="P7"/>
      <text:p text:style-name="P7"/>
      <text:p text:style-name="P13"><text:soft-page-break/><text:span text:style-name="T14"><text:tab/></text:span><text:span text:style-name="T11">2) De bois 3 à bois 1</text:span></text:p>
      <text:p text:style-name="P17"/>
      <text:p text:style-name="P17"><text:tab/>Pour passer de bois 3 à bois 2 j’ai suivi le tutoriel (en y perdant pas mal de temps du fait de l’interface. </text:p>
      <text:p text:style-name="P17"><text:tab/>J’ai fait mon premier push sur git pour le bois 2 après avoir créé une classe vecteur pour faciliter le reste des calculs, j’ai aussi déporter l’acquisition des input et le calcul des output dans une nouvelle classe pour nettoyer le main, j’ai par ailleurs créé un fichier pour tester ma classe vecteur (et potentiellement d’autres plus tard).</text:p>
      <text:p text:style-name="P14"><text:span text:style-name="T13"><text:tab/>J’ai perdu pas mal de temps sur cette partie suite à une fausse manipulation sur mon visual studio juste avant mon commit </text:span><text:span text:style-name="T17">et a des interruptions extérieures.</text:span></text:p>
      <text:p text:style-name="P17"/>
      <text:p text:style-name="P17"><text:tab/>Pour passer de bois 2 à bois 1 j’ai essayé d’optimiser les virages en ralentissant à l’approche du point de passage visé et en gardant une vitesse plus basse jusqu’à avoir un angle suffisant faible avec le point de passage suivant. Le conserve la variable thrust au maximum le reste du temps, les valeurs pour la distance à laquelle je décide de ralentir et l’angle auquel il est acceptable de re accélérer ont étés déterminés empiriquement.</text:p>
      <text:p text:style-name="P17"/>
      <text:p text:style-name="P15"><text:span text:style-name="T14"><text:tab/><text:tab/><text:tab/><text:tab/><text:tab/><text:tab/><text:tab/><text:tab/></text:span><text:span text:style-name="T15">11/06/2021, 1</text:span><text:span text:style-name="T17">8</text:span><text:span text:style-name="T15">h</text:span><text:span text:style-name="T17">51</text:span><text:span text:style-name="T15"> </text:span><text:span text:style-name="T16">(durée </text:span><text:span text:style-name="T17">3</text:span><text:span text:style-name="T16">h)</text:span></text:p>
      <text:p text:style-name="P18"/>
      <text:p text:style-name="P15"><text:span text:style-name="T16"><text:tab/></text:span><text:span text:style-name="T12">3) De bois 1 à bronze</text:span></text:p>
      <text:p text:style-name="P19"/>
      <text:p text:style-name="P16"><text:span text:style-name="T18"><text:tab/>J’ai remanié un peu le code pour me rapprocher de mon idée initiale avec différent</text:span><text:span text:style-name="T19">e</text:span><text:span text:style-name="T18">s </text:span><text:span text:style-name="T19">classes</text:span><text:span text:style-name="T18"> qui </text:span><text:span text:style-name="T19">feront une partie très restreinte du travail et seront</text:span><text:span text:style-name="T18"> seront plus facilement modifiables ou remplaçables. </text:span><text:span text:style-name="T19">J’ai renoncé à l’idée de</text:span><text:span text:style-name="T18"> cré</text:span><text:span text:style-name="T19">er</text:span><text:span text:style-name="T18"> de</text:span><text:span text:style-name="T19">s</text:span><text:span text:style-name="T18"> classes </text:span><text:span text:style-name="T19">mères </text:span><text:span text:style-name="T18">abstraites pour </text:span><text:span text:style-name="T19">ces</text:span><text:span text:style-name="T18"> </text:span><text:span text:style-name="T19">nouvelles classes du </text:span><text:span text:style-name="T18">« brain » </text:span><text:span text:style-name="T19">que j’envisageais pour</text:span><text:span text:style-name="T18"> les remplacer sans les supprimer (je ne pense pas avoir le besoin de conserver d’ancienne</text:span><text:span text:style-name="T19">s</text:span><text:span text:style-name="T18"> versions ou d’</text:span><text:span text:style-name="T19">en</text:span><text:span text:style-name="T18"> faire cohabiter </text:span><text:span text:style-name="T19">et l’architecture me semblait trop compliquée pour le besoin).</text:span></text:p>
      <text:p text:style-name="P16"><text:span text:style-name="T19"><text:tab/>Le « Brain » gère maintenant la génération des inputs et je compte ne plus avoir à toucher au main, j’ai remplacé les valeurs en dur stockant les capacités du pod (vitesse, distance de décélération, etc) pour nettoyer un peu le code et faciliter les modifications, cela m’a permis de tester plus facilement différentes valeurs. Les variables stockant la distance à laquelle et l’angle par rapport au checkpoint suivant acceptables pour déclencher le boost sont restés simples membres car j’ai vu qu’il pourrait y avoir plusieurs pod et j’envisage de leur donner des valeurs différentes </text:span><text:span text:style-name="T20">pour varier leur comportements suivant ce que l’énoncé permettra (même si dans ce cas je devrais certainement faire d’autres modifications et peut être repasser la distance de décélération et l’angle limite auquel on accélère en attributs non statiques).</text:span></text:p>
      <text:p text:style-name="P16"><text:span text:style-name="T20"><text:tab/></text:span><text:span text:style-name="T21">J’ai créé de nouvelles structures permettant de partager les informations sur le plateau de jeu avec les nouvelles classes, que j’ai rassemblé dans un seul header (la taille du projet ne nécessitant pas selon moi de multiplier les fichiers pour le peu de contenu qu’ils possèdent). Je les ai tout de même laissé hors des fichiers du Vector2 car je le considère moins spécifique au projet et donc exportable (même si c’est seulement par principe).</text:span></text:p>
      <text:p text:style-name="P16"><text:span text:style-name="T21"/></text:p>
      <text:p text:style-name="P21"><text:span text:style-name="T21"><text:tab/><text:tab/><text:tab/><text:tab/><text:tab/><text:tab/><text:tab/><text:tab/></text:span><text:span text:style-name="T15">11/06/2021, </text:span><text:span text:style-name="T21">22h</text:span><text:span text:style-name="T15">h</text:span><text:span text:style-name="T21">20</text:span><text:span text:style-name="T15"> </text:span><text:span text:style-name="T16">(durée </text:span><text:span text:style-name="T21">2</text:span><text:span text:style-name="T16">h)</text:span></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6-11T22:28:04.589000000</dc:date>
    <meta:editing-duration>PT46M24S</meta:editing-duration>
    <meta:editing-cycles>13</meta:editing-cycles>
    <meta:document-statistic meta:table-count="0" meta:image-count="0" meta:object-count="0" meta:page-count="2" meta:paragraph-count="29" meta:word-count="804" meta:character-count="5018" meta:non-whitespace-character-count="4199"/>
  </office:meta>
</office:document-meta>
</file>